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5cm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color="#00cc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14.591cm" svg:height="2.8cm" svg:x="0.3cm" svg:y="1.8cm">
          <draw:text-box>
            <text:p>def my_new_meth ( arg1, *arg, last2arg, lastarg )</text:p>
            <text:p/>
            <text:p>end</text:p>
          </draw:text-box>
        </draw:frame>
        <draw:frame draw:style-name="gr2" draw:text-style-name="P1" xml:id="id2" draw:id="id2" draw:layer="layout" svg:width="7.1cm" svg:height="1.072cm" svg:x="1.891cm" svg:y="0.101cm">
          <draw:text-box>
            <text:p text:style-name="P1">无多余值时，为空数组</text:p>
          </draw:text-box>
        </draw:frame>
        <draw:frame draw:style-name="gr2" draw:text-style-name="P1" xml:id="id3" draw:id="id3" draw:layer="layout" svg:width="3.7cm" svg:height="1.072cm" svg:x="2.691cm" svg:y="4.101cm">
          <draw:text-box>
            <text:p text:style-name="P1">只能有一个</text:p>
          </draw:text-box>
        </draw:frame>
        <draw:frame draw:style-name="gr2" draw:text-style-name="P1" xml:id="id4" draw:id="id4" draw:layer="layout" svg:width="11.3cm" svg:height="1.893cm" svg:x="0.691cm" svg:y="5.929cm">
          <draw:text-box>
            <text:p text:style-name="P1">根据放置的位置，可用于忽略/截取，开头/中段/结尾，的参数</text:p>
          </draw:text-box>
        </draw:frame>
        <draw:custom-shape draw:style-name="gr3" draw:text-style-name="P2" xml:id="id1" draw:id="id1" draw:layer="layout" svg:width="1.2cm" svg:height="0.8cm" svg:x="7.891cm" svg:y="1.90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8.491cm" svg:y1="1.901cm" svg:x2="5.441cm" svg:y2="1.173cm" draw:start-shape="id1" draw:start-glue-point="0" draw:end-shape="id2" draw:end-glue-point="2" svg:d="M8491 1901c0-546-3050-182-3050-728" svg:viewBox="0 0 3051 729">
          <text:p/>
        </draw:connector>
        <draw:connector draw:style-name="gr4" draw:text-style-name="P2" draw:layer="layout" draw:type="curve" svg:x1="8.491cm" svg:y1="2.701cm" svg:x2="4.541cm" svg:y2="4.101cm" draw:start-shape="id1" draw:start-glue-point="2" draw:end-shape="id3" draw:end-glue-point="0" svg:d="M8491 2701c0 1051-3950 352-3950 1400" svg:viewBox="0 0 3951 1401">
          <text:p/>
        </draw:connector>
        <draw:connector draw:style-name="gr4" draw:text-style-name="P2" draw:layer="layout" draw:type="curve" svg:x1="4.541cm" svg:y1="5.173cm" svg:x2="6.341cm" svg:y2="5.929cm" draw:start-shape="id3" draw:start-glue-point="2" draw:end-shape="id4" draw:end-glue-point="0" svg:d="M4541 5173c0 567 1800 189 1800 756" svg:viewBox="0 0 1801 7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1cm" fo:margin-bottom="0.11cm" fo:margin-left="0.091cm" fo:margin-right="0.093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14:10:34.063000000</meta:creation-date>
    <dc:date>2015-04-25T14:37:18.841000000</dc:date>
    <meta:editing-duration>PT4M35S</meta:editing-duration>
    <meta:editing-cycles>4</meta:editing-cycles>
    <meta:generator>LibreOffice/4.2.6.2$Windows_x86 LibreOffice_project/185f2ce4dcc34af9bd97dec29e6d42c39557298f</meta:generator>
    <meta:document-statistic meta:object-count="8"/>
  </office:meta>
</office:document-meta>
</file>